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3.8125in"/>
    </style:style>
    <style:style style:name="Tabla1.C" style:family="table-column">
      <style:table-column-properties style:column-width="1.25in"/>
    </style:style>
    <style:style style:name="Tabla1.D" style:family="table-column">
      <style:table-column-properties style:column-width="1.625in"/>
    </style:style>
    <style:style style:name="Tabla1.E" style:family="table-column">
      <style:table-column-properties style:column-width="1.9292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1.2479in"/>
    </style:style>
    <style:style style:name="Tabla2.D" style:family="table-column">
      <style:table-column-properties style:column-width="1.6271in"/>
    </style:style>
    <style:style style:name="Tabla2.E" style:family="table-column">
      <style:table-column-properties style:column-width="1.9292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26b2a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2923de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6b2a4"/>
    </style:style>
    <style:style style:name="T5" style:family="text">
      <style:text-properties officeooo:rsid="00292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Transfers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. / <text:span text:style-name="T5">Ref.</text:span>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Transfer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)</text:span></text:p>
          </table:table-cell>
          <table:table-cell table:style-name="Tabla2.A1" office:value-type="string">
            <text:p text:style-name="P14"><text:text-input text:description="&lt;o.reservation_number&gt;">confirmation</text:text-input></text:p>
            <text:p text:style-name="P15"><text:text-input text:description="&lt;o.order_id.client_order_ref&gt;">reference</text:text-input></text:p>
          </table:table-cell>
          <table:table-cell table:style-name="Tabla2.A1" office:value-type="string">
            <text:p text:style-name="P12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3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 <text:span text:style-name="T4"><text:text-input text:description="&lt;o.description&gt;">description</text:text-input></text:span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6-03-17T21:11:12.527566945</dc:date>
    <dc:creator>Yuriq Quintana</dc:creator>
    <meta:editing-duration>PT5H23M58S</meta:editing-duration>
    <meta:editing-cycles>38</meta:editing-cycles>
    <meta:generator>LibreOffice/4.2.8.2$Linux_X86_64 LibreOffice_project/420m0$Build-2</meta:generator>
    <meta:document-statistic meta:table-count="2" meta:image-count="0" meta:object-count="0" meta:page-count="1" meta:paragraph-count="19" meta:word-count="73" meta:character-count="258" meta:non-whitespace-character-count="239"/>
  </office:meta>
</office:document-meta>
</file>